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d416c" officeooo:paragraph-rsid="000d416c"/>
    </style:style>
    <style:style style:name="P2" style:family="paragraph" style:parent-style-name="Table_20_Contents">
      <style:text-properties officeooo:rsid="00167f72" officeooo:paragraph-rsid="00167f72"/>
    </style:style>
    <style:style style:name="P3" style:family="paragraph" style:parent-style-name="Table_20_Contents">
      <style:text-properties officeooo:rsid="002d0303" officeooo:paragraph-rsid="002d0303"/>
    </style:style>
    <style:style style:name="P4" style:family="paragraph" style:parent-style-name="Standard">
      <style:text-properties officeooo:rsid="000e84a4" officeooo:paragraph-rsid="000e84a4"/>
    </style:style>
    <style:style style:name="P5" style:family="paragraph" style:parent-style-name="Standard">
      <style:text-properties officeooo:rsid="000fd7ca" officeooo:paragraph-rsid="000fd7ca"/>
    </style:style>
    <style:style style:name="P6" style:family="paragraph" style:parent-style-name="Standard">
      <style:text-properties officeooo:rsid="00135f00" officeooo:paragraph-rsid="00135f00"/>
    </style:style>
    <style:style style:name="P7" style:family="paragraph" style:parent-style-name="Standard">
      <style:text-properties officeooo:rsid="001492ee" officeooo:paragraph-rsid="001492ee"/>
    </style:style>
    <style:style style:name="P8" style:family="paragraph" style:parent-style-name="Standard">
      <style:text-properties officeooo:rsid="00178473" officeooo:paragraph-rsid="00178473"/>
    </style:style>
    <style:style style:name="P9" style:family="paragraph" style:parent-style-name="Standard">
      <style:text-properties officeooo:rsid="001b60d0" officeooo:paragraph-rsid="001b60d0"/>
    </style:style>
    <style:style style:name="P10" style:family="paragraph" style:parent-style-name="Standard">
      <style:text-properties officeooo:rsid="001d4ae2" officeooo:paragraph-rsid="001d4ae2"/>
    </style:style>
    <style:style style:name="P11" style:family="paragraph" style:parent-style-name="Standard">
      <style:text-properties fo:font-weight="normal" officeooo:rsid="000e84a4" officeooo:paragraph-rsid="000e84a4" style:font-weight-asian="normal" style:font-weight-complex="normal"/>
    </style:style>
    <style:style style:name="P12" style:family="paragraph" style:parent-style-name="Standard">
      <style:text-properties fo:font-weight="normal" officeooo:rsid="000fd7ca" officeooo:paragraph-rsid="000fd7ca" style:font-weight-asian="normal" style:font-weight-complex="normal"/>
    </style:style>
    <style:style style:name="P13" style:family="paragraph" style:parent-style-name="Standard"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33ec8" officeooo:paragraph-rsid="00133ec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35f00" officeooo:paragraph-rsid="00135f0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492ee" officeooo:paragraph-rsid="001492e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620e4" officeooo:paragraph-rsid="001620e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78473" officeooo:paragraph-rsid="0017847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989f5" officeooo:paragraph-rsid="001989f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c0170" officeooo:paragraph-rsid="001b60d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d4ae2" officeooo:paragraph-rsid="001d4ae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3567" officeooo:paragraph-rsid="001e356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e56a1" officeooo:paragraph-rsid="001e56a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fd02c" officeooo:paragraph-rsid="001fd02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01a08" officeooo:paragraph-rsid="00201a0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1e113" officeooo:paragraph-rsid="0021e11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0133" officeooo:paragraph-rsid="0025013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a9bb2" officeooo:paragraph-rsid="002a9bb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c13d3" officeooo:paragraph-rsid="002c13d3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d744e" officeooo:paragraph-rsid="002d744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f6c51" officeooo:paragraph-rsid="002f6c51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bold" officeooo:rsid="0021e113" officeooo:paragraph-rsid="0021e113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2a9bb2" officeooo:paragraph-rsid="002a9bb2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weight="bold" officeooo:rsid="00287ed0" officeooo:paragraph-rsid="00287ed0" style:font-weight-asian="bold" style:font-weight-complex="bold"/>
    </style:style>
    <style:style style:name="P35" style:family="paragraph" style:parent-style-name="Standard">
      <style:text-properties fo:font-weight="bold" officeooo:rsid="002a9bb2" officeooo:paragraph-rsid="002a9bb2" style:font-weight-asian="bold" style:font-weight-complex="bold"/>
    </style:style>
    <style:style style:name="P36" style:family="paragraph" style:parent-style-name="Standard">
      <style:text-properties fo:font-weight="bold" officeooo:rsid="002c13d3" officeooo:paragraph-rsid="002c13d3" style:font-weight-asian="bold" style:font-weight-complex="bold"/>
    </style:style>
    <style:style style:name="P37" style:family="paragraph" style:parent-style-name="Standard">
      <style:text-properties fo:font-weight="bold" officeooo:rsid="002d744e" officeooo:paragraph-rsid="002d744e" style:font-weight-asian="bold" style:font-weight-complex="bold"/>
    </style:style>
    <style:style style:name="P38" style:family="paragraph" style:parent-style-name="Standard">
      <style:text-properties fo:font-weight="bold" officeooo:rsid="002f6c51" officeooo:paragraph-rsid="002f6c51" style:font-weight-asian="bold" style:font-weight-complex="bold"/>
    </style:style>
    <style:style style:name="P39" style:family="paragraph" style:parent-style-name="Standard">
      <style:text-properties fo:font-weight="bold" officeooo:rsid="00305c43" officeooo:paragraph-rsid="00305c43" style:font-weight-asian="bold" style:font-weight-complex="bold"/>
    </style:style>
    <style:style style:name="P40" style:family="paragraph" style:parent-style-name="Standard">
      <style:text-properties fo:font-weight="bold" officeooo:rsid="0030b33d" officeooo:paragraph-rsid="0030b33d" style:font-weight-asian="bold" style:font-weight-complex="bold"/>
    </style:style>
    <style:style style:name="P41" style:family="paragraph" style:parent-style-name="Standard">
      <style:text-properties officeooo:paragraph-rsid="0021ef93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106f85" officeooo:paragraph-rsid="00106f85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06f85" officeooo:paragraph-rsid="00106f8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13f57" officeooo:paragraph-rsid="00113f57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47" style:family="paragraph" style:parent-style-name="Standard" style:list-style-name="L3">
      <style:text-properties fo:font-style="normal" fo:font-weight="normal" officeooo:rsid="001d4ae2" officeooo:paragraph-rsid="001d4ae2" style:font-style-asian="normal" style:font-weight-asian="normal" style:font-style-complex="normal" style:font-weight-complex="normal"/>
    </style:style>
    <style:style style:name="P48" style:family="paragraph" style:parent-style-name="Standard" style:list-style-name="L4">
      <style:text-properties fo:font-style="normal" fo:font-weight="normal" officeooo:rsid="001fd02c" officeooo:paragraph-rsid="001fd02c" style:font-style-asian="normal" style:font-weight-asian="normal" style:font-style-complex="normal" style:font-weight-complex="normal"/>
    </style:style>
    <style:style style:name="P49" style:family="paragraph" style:parent-style-name="Standard" style:list-style-name="L4">
      <style:text-properties fo:font-style="normal" fo:font-weight="normal" officeooo:rsid="00201a08" officeooo:paragraph-rsid="00201a08" style:font-style-asian="normal" style:font-weight-asian="normal" style:font-style-complex="normal" style:font-weight-complex="normal"/>
    </style:style>
    <style:style style:name="P50" style:family="paragraph" style:parent-style-name="Standard" style:list-style-name="L5">
      <style:text-properties fo:font-style="normal" fo:font-weight="normal" officeooo:rsid="00240fab" officeooo:paragraph-rsid="00240fab" style:font-style-asian="normal" style:font-weight-asian="normal" style:font-style-complex="normal" style:font-weight-complex="normal"/>
    </style:style>
    <style:style style:name="P51" style:family="paragraph" style:parent-style-name="Standard" style:list-style-name="L5">
      <style:text-properties fo:font-style="normal" fo:font-weight="normal" officeooo:rsid="0024ba16" officeooo:paragraph-rsid="0024ba16" style:font-style-asian="normal" style:font-weight-asian="normal" style:font-style-complex="normal" style:font-weight-complex="normal"/>
    </style:style>
    <style:style style:name="P52" style:family="paragraph" style:parent-style-name="Standard" style:list-style-name="L6">
      <style:text-properties fo:font-style="normal" fo:font-weight="normal" officeooo:rsid="002f6c51" officeooo:paragraph-rsid="002f6c5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305c43" officeooo:paragraph-rsid="00305c43" style:font-style-asian="normal" style:font-weight-asian="normal" style:font-style-complex="normal" style:font-weight-complex="normal"/>
    </style:style>
    <style:style style:name="P54" style:family="paragraph" style:parent-style-name="Standard" style:list-style-name="L7">
      <style:text-properties fo:font-style="normal" fo:font-weight="normal" officeooo:rsid="0030b33d" officeooo:paragraph-rsid="0030b33d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30b33d" officeooo:paragraph-rsid="0030b33d" style:font-style-asian="normal" style:font-weight-asian="normal" style:font-style-complex="normal" style:font-weight-complex="normal"/>
    </style:style>
    <style:style style:name="P56" style:family="paragraph" style:parent-style-name="Standard" style:list-style-name="L2">
      <style:text-properties officeooo:rsid="001989f5" officeooo:paragraph-rsid="001989f5"/>
    </style:style>
    <style:style style:name="P57" style:family="paragraph" style:parent-style-name="Standard" style:list-style-name="L4">
      <style:text-properties fo:font-weight="bold" officeooo:rsid="001fd02c" officeooo:paragraph-rsid="001fd02c" style:font-weight-asian="bold" style:font-weight-complex="bold"/>
    </style:style>
    <style:style style:name="P58" style:family="paragraph" style:parent-style-name="Standard" style:list-style-name="L5">
      <style:text-properties fo:font-weight="bold" officeooo:rsid="00250133" officeooo:paragraph-rsid="00250133" style:font-weight-asian="bold" style:font-weight-complex="bold"/>
    </style:style>
    <style:style style:name="P59" style:family="paragraph" style:parent-style-name="Standard">
      <style:text-properties fo:font-weight="bold" officeooo:rsid="0030b33d" officeooo:paragraph-rsid="0030b33d" style:font-weight-asian="bold" style:font-weight-complex="bold"/>
    </style:style>
    <style:style style:name="P60" style:family="paragraph" style:parent-style-name="Standard">
      <style:text-properties fo:font-weight="bold" officeooo:rsid="0032d563" officeooo:paragraph-rsid="0032d563" style:font-weight-asian="bold" style:font-weight-complex="bold"/>
    </style:style>
    <style:style style:name="P61" style:family="paragraph" style:parent-style-name="Standard" style:list-style-name="L8">
      <style:text-properties fo:font-weight="bold" officeooo:rsid="00341595" officeooo:paragraph-rsid="00341595" style:font-weight-asian="bold" style:font-weight-complex="bold"/>
    </style:style>
    <style:style style:name="P62" style:family="paragraph" style:parent-style-name="Standard">
      <style:text-properties fo:font-weight="bold" officeooo:rsid="00341595" officeooo:paragraph-rsid="00341595" style:font-weight-asian="bold" style:font-weight-complex="bold"/>
    </style:style>
    <style:style style:name="P63" style:family="paragraph" style:parent-style-name="Standard">
      <style:text-properties fo:font-weight="bold" officeooo:rsid="00375c9d" officeooo:paragraph-rsid="00341595" style:font-weight-asian="bold" style:font-weight-complex="bold"/>
    </style:style>
    <style:style style:name="P64" style:family="paragraph" style:parent-style-name="Standard">
      <style:text-properties fo:font-weight="bold" officeooo:rsid="00375c9d" officeooo:paragraph-rsid="00375c9d" style:font-weight-asian="bold" style:font-weight-complex="bold"/>
    </style:style>
    <style:style style:name="P65" style:family="paragraph" style:parent-style-name="Standard" style:list-style-name="L5">
      <style:text-properties officeooo:rsid="0022350d" officeooo:paragraph-rsid="0022350d"/>
    </style:style>
    <style:style style:name="P66" style:family="paragraph" style:parent-style-name="Standard" style:list-style-name="L5">
      <style:text-properties officeooo:rsid="00240fab" officeooo:paragraph-rsid="00240fab"/>
    </style:style>
    <style:style style:name="P67" style:family="paragraph" style:parent-style-name="Standard" style:list-style-name="L5">
      <style:text-properties officeooo:rsid="00250133" officeooo:paragraph-rsid="00250133"/>
    </style:style>
    <style:style style:name="P68" style:family="paragraph" style:parent-style-name="Standard" style:list-style-name="L5">
      <style:text-properties fo:font-weight="normal" officeooo:rsid="00250133" officeooo:paragraph-rsid="00250133" style:font-weight-asian="normal" style:font-weight-complex="normal"/>
    </style:style>
    <style:style style:name="P69" style:family="paragraph" style:parent-style-name="Standard" style:list-style-name="L5">
      <style:text-properties fo:font-style="italic" fo:font-weight="normal" officeooo:rsid="0025d60d" officeooo:paragraph-rsid="0025d60d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ed48f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c017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ed48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ef9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41595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5854a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c0170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1ef93" style:font-style-asian="normal" style:font-weight-asian="bold" style:font-style-complex="normal" style:font-weight-complex="bold"/>
    </style:style>
    <style:style style:name="T1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ff0000" fo:font-style="normal" style:font-style-asian="normal" style:font-style-complex="normal"/>
    </style:style>
    <style:style style:name="T17" style:family="text">
      <style:text-properties fo:color="#0000ff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 limitações constitucionais ao poder de tributar são constituídas por <text:span text:style-name="T1">princípios e imunidades</text:span><text:span text:style-name="T2">.</text:span></text:p>
      <text:p text:style-name="P11"/>
      <text:p text:style-name="P5"><text:span text:style-name="T2">Cabe à </text:span><text:span text:style-name="T1">LC</text:span><text:span text:style-name="T2"> regular as limitações constitucionais ao poder de tributar. Ela </text:span><text:span text:style-name="T1">apenas regula</text:span><text:span text:style-name="T2"> as limitações, </text:span><text:span text:style-name="T1">não</text:span><text:span text:style-name="T2"> tendo autonomia para instituir novas limitações.</text:span></text:p>
      <text:p text:style-name="P12"/>
      <text:p text:style-name="P42"><text:span text:style-name="T2">As limitações ao poder de tributar </text:span><text:span text:style-name="T1">não</text:span><text:span text:style-name="T2"> podem ser suprimidas por emenda constitucional, visto que o art. 60, §4º, da CF informa que </text:span><text:span text:style-name="T3">os direitos e garantias individuais não podem ser abolidos por emendas constitucionais</text:span><text:span text:style-name="T6">.</text:span></text:p>
      <text:p text:style-name="P43"/>
      <text:p text:style-name="P44">Mas emendas constitucionais podem acrescentar novas limitações ao poder de tributar!</text:p>
      <text:p text:style-name="P44"/>
      <text:p text:style-name="P45">STF considera como cláusulas pétreas:</text:p>
      <text:list xml:id="list61520385568439947" text:style-name="L1">
        <text:list-item>
          <text:p text:style-name="P46">o princípio da anterioridade;</text:p>
        </text:list-item>
        <text:list-item>
          <text:p text:style-name="P46">o princípio da noventena;</text:p>
        </text:list-item>
        <text:list-item>
          <text:p text:style-name="P46">o princípio da imunidade tributária recíproca;</text:p>
        </text:list-item>
        <text:list-item>
          <text:p text:style-name="P46">a imunidade dos templos de qualquer culto;</text:p>
        </text:list-item>
        <text:list-item>
          <text:p text:style-name="P46">a imunidade do patrimônio, renda e serviços dos partidos políticos, entidades sindicais e instituições de educação e assistência social sem fins lucrativos;</text:p>
        </text:list-item>
        <text:list-item>
          <text:p text:style-name="P46">a imunidade dos livros, jornais, periódicos e o papel destinado a sua impressão.</text:p>
        </text:list-item>
      </text:list>
      <text:p text:style-name="P13"/>
      <text:p text:style-name="P14">STF: a instituição dos emolumentos cartorários (são taxas judiciárias) pelo TJ afronta o princípio da reserva legal.</text:p>
      <text:p text:style-name="P14"/>
      <text:p text:style-name="P6"><text:span text:style-name="T6">O </text:span><text:span text:style-name="T12">Chefe do Executivo</text:span><text:span text:style-name="T6"> pode criar </text:span><text:span text:style-name="T12">leis delegadas</text:span><text:span text:style-name="T6">, inclusive sobre </text:span><text:span text:style-name="T12">matéria tributária</text:span><text:span text:style-name="T6">.</text:span></text:p>
      <text:p text:style-name="P15"/>
      <text:p text:style-name="P7"><text:span text:style-name="T6">STF: os requisitos de urgência e relevância (para editar MP’s) são </text:span><text:span text:style-name="T12">políticos</text:span><text:span text:style-name="T6">. Ou seja, a princípio sua apreciação fica a cargo do PR. Contudo, admite-se o controle judicial se houver excesso do poder de legislar.</text:span></text:p>
      <text:p text:style-name="P16"/>
      <text:p text:style-name="P17">STF: MP é instrumento idôneo para instituir e modificar tributos e contribuições sociais.</text:p>
      <text:p text:style-name="P1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Tributos que devem ser instituídos por <text:span text:style-name="T1">LC</text:span></text:p>
          </table:table-cell>
        </table:table-row>
        <table:table-row>
          <table:table-cell table:style-name="Tabela1.A2" office:value-type="string">
            <text:p text:style-name="P2">Impostos residuais.</text:p>
            <text:p text:style-name="P2">Contribuições residuais.</text:p>
            <text:p text:style-name="P2">Empréstimos compulsórios.</text:p>
            <text:p text:style-name="P2">IGF.</text:p>
          </table:table-cell>
        </table:table-row>
      </table:table>
      <text:p text:style-name="P17"/>
      <text:p text:style-name="P8"><text:span text:style-name="T6">CTN → possível alterar </text:span><text:span text:style-name="T15">BC</text:span><text:span text:style-name="T6"> e </text:span><text:span text:style-name="T17">alíquota</text:span><text:span text:style-name="T6"> por atos infralegais.</text:span></text:p>
      <text:p text:style-name="P8"><text:span text:style-name="T6">CF → possível alterar apenas </text:span><text:span text:style-name="T17">alíquota</text:span><text:span text:style-name="T6"> por atos infralegais.</text:span></text:p>
      <text:p text:style-name="P18"/>
      <text:p text:style-name="P8"><text:span text:style-name="T6">CIDE-combustíveis → alíquota pode ser </text:span><text:span text:style-name="T12">reduzida ou restabelecida</text:span><text:span text:style-name="T6"> pelo Chefe do Executivo.</text:span></text:p>
      <text:p text:style-name="P18">ICMS-combustíveis → alíquota definida por deliberação dos Estados e DF (CONFAZ).</text:p>
      <text:p text:style-name="P18"/>
      <text:p text:style-name="P19">Outras exceções ao princípio da legalidade:</text:p>
      <text:list xml:id="list3178659557539562800" text:style-name="L2">
        <text:list-item>
          <text:p text:style-name="P56"><text:span text:style-name="T6">atualização do </text:span><text:span text:style-name="T12">valor monetário da BC</text:span><text:span text:style-name="T6"> dos tributos;</text:span></text:p>
        </text:list-item>
        <text:list-item>
          <text:p text:style-name="P56"><text:span text:style-name="T12">fixação do prazo</text:span><text:span text:style-name="T6"> para o recolhimento dos tributos.</text:span></text:p>
        </text:list-item>
      </text:list>
      <text:p text:style-name="P19"/>
      <text:p text:style-name="P9"><text:soft-page-break/><text:span text:style-name="T6">A </text:span><text:span text:style-name="T12">anistia</text:span><text:span text:style-name="T6"> </text:span><text:span text:style-name="T13">não</text:span><text:span text:style-name="T7"> é uma limitação ao poder de tributar, mas sim o próprio exercício do poder de tributar, que também permite ao ente federado anistiar determinadas infrações à legislação tributária.</text:span></text:p>
      <text:p text:style-name="P20"/>
      <text:p text:style-name="P10"><text:span text:style-name="T7">S</text:span><text:span text:style-name="T6">TF:</text:span></text:p>
      <text:list xml:id="list8701113083251525587" text:style-name="L3">
        <text:list-item>
          <text:p text:style-name="P47">Súmula 656: veda a progressividade das alíquotas do ITBI;</text:p>
        </text:list-item>
        <text:list-item>
          <text:p text:style-name="P47">Súmula 668: permite a progressividade do IPTU apenas após a sua permissão no texto constitucional (ocorreu com a EC 29/00);</text:p>
        </text:list-item>
        <text:list-item>
          <text:p text:style-name="P47">RE 562.045 (2013): ITCD é um imposto que bem se vocaciona à tributação progressiva.</text:p>
        </text:list-item>
      </text:list>
      <text:p text:style-name="P21"/>
      <text:p text:style-name="P22">STF: a adequação do tributo de acordo com a capacidade contributiva não é obtida apenas com a alteração de alíquotas, mas também pode ser concretizada por meio do escalonamento das BC’s.</text:p>
      <text:p text:style-name="P22"/>
      <text:p text:style-name="P23">É facultado à Administração Tributária identificar o patrimônio, os rendimentos e as atividades econômicas do contribuinte.</text:p>
      <text:p text:style-name="P23"/>
      <text:p text:style-name="P24">Jurisprudências e o princípio da isonomia:</text:p>
      <text:list xml:id="list5575148564480147783" text:style-name="L4">
        <text:list-item>
          <text:p text:style-name="P48">STF, AI 157.871-AgR: fere o princípio da isonomia a discriminação com base na função ou ocupação exercida;</text:p>
        </text:list-item>
        <text:list-item>
          <text:p text:style-name="P48">STF, ADI 1.643: não fere o princípio da isonomia o tratamento desigual a ME e EPP cujos sócios têm condição de disputar o mercado de trabalho sem assistência do Estado;</text:p>
          <text:list>
            <text:list-item>
              <text:p text:style-name="P57"><text:span text:style-name="T4">Mas atenção!</text:span><text:span text:style-name="T6"> </text:span><text:span text:style-name="T8">Após a edição da LC 147/2014, os </text:span><text:span text:style-name="T5">profissionais liberais</text:span><text:span text:style-name="T8"> agora podem optar pelo </text:span><text:span text:style-name="T5">SIMPLES</text:span><text:span text:style-name="T8">! </text:span><text:span text:style-name="T6">Antes não podia e isso foi o que ensejou a ação que culminou nessa jurisprudência;</text:span></text:p>
            </text:list-item>
          </text:list>
        </text:list-item>
        <text:list-item>
          <text:p text:style-name="P57"><text:span text:style-name="T8">S</text:span><text:span text:style-name="T6">TF, ADI 1.276: não fere o princípio da isonomia quando a lei estimula a contratação de empregados com determinadas características (ex.: idade mais elevada), por meio de incentivos fiscais;</text:span></text:p>
        </text:list-item>
        <text:list-item>
          <text:p text:style-name="P49">STF, AC 1.109-MC: não fere o princípio da isonomia a sobrecarga imposta aos bancos comerciais e às entidades financeiras, no que se refere à contribuição previdenciária sobre a folha de salários;</text:p>
        </text:list-item>
        <text:list-item>
          <text:p text:style-name="P49">STF, RE 429.306/PR: não afronta o princípio da isonomia norma que proíbe a adoção do regime de admissão temporária para as operações de importação amparadas por arrendamento mercantil;</text:p>
        </text:list-item>
        <text:list-item>
          <text:p text:style-name="P49">STF, RE 312.511: não afronta o princípio da isonomia a vedação de importação de automóveis usados, sob a alegação de a União estar atuando contra as pessoas de menor capacidade econômica.</text:p>
        </text:list-item>
      </text:list>
      <text:p text:style-name="P25"/>
      <text:p text:style-name="P32">Princípio da capacidade contributiva e o sigilo bancário<text:span text:style-name="T2">: autoridades e agentes fiscais tributários podem examinar as informações </text:span>bancárias<text:span text:style-name="T2"> do contribuinte, </text:span>independentemente de ordem judicial<text:span text:style-name="T2"> nesse sentido, bastando que haja </text:span>processo administrativo instaurado ou procedimento fiscal em curso<text:span text:style-name="T2"> e que tais exames sejam considerados indispensáveis pela autoridade administrativa competente.</text:span></text:p>
      <text:p text:style-name="P26"/>
      <text:p text:style-name="P41"><text:span text:style-name="T14">Vedação ao confisco</text:span><text:span text:style-name="T9">:</text:span></text:p>
      <text:list xml:id="list4360779602261716104" text:style-name="L5">
        <text:list-item>
          <text:p text:style-name="P65"><text:span text:style-name="T9">c</text:span><text:span text:style-name="T6">onceito indeterminado;</text:span></text:p>
        </text:list-item>
        <text:list-item>
          <text:p text:style-name="P65"><text:span text:style-name="T6">deve-se analisar a </text:span><text:span text:style-name="T12">totalidade de tributos</text:span><text:span text:style-name="T6"> a que um contribuinte está submetido, dentro de determinado período, </text:span><text:span text:style-name="T12">em relação à mesma pessoa política</text:span><text:span text:style-name="T6">;</text:span></text:p>
        </text:list-item>
        <text:list-item>
          <text:p text:style-name="P50">taxas – análise entre a relação do custo do serviço prestado ao contribuinte e o que foi efetivamente cobrado;</text:p>
        </text:list-item>
        <text:list-item>
          <text:p text:style-name="P66"><text:soft-page-break/><text:span text:style-name="T6">STF: </text:span><text:span text:style-name="T12">não </text:span><text:span text:style-name="T6">ofende a vedação do confisco o uso do valor da causa como BC das taxas judiciárias, havendo </text:span><text:span text:style-name="T12">fixação de valores máximos</text:span><text:span text:style-name="T6"> para o tributo cobrado;</text:span></text:p>
        </text:list-item>
        <text:list-item>
          <text:p text:style-name="P51">STF: multas tributárias (tanto as moratórias quanto as punitivas) estão sujeitas ao princípio do não confisco;</text:p>
        </text:list-item>
        <text:list-item>
          <text:p text:style-name="P67"><text:span text:style-name="T6">o princípio da vedação ao confisco deve ser </text:span><text:span text:style-name="T12">atenuado</text:span><text:span text:style-name="T6"> quando se tratar de tributos </text:span><text:span text:style-name="T12">extrafiscais</text:span><text:span text:style-name="T6">;</text:span></text:p>
        </text:list-item>
        <text:list-item>
          <text:p text:style-name="P68"><text:span text:style-name="T4">a tributação do </text:span><text:span text:style-name="T12">patrimônio</text:span><text:span text:style-name="T4"> pode ser analisada sobre duas perspectivas:</text:span></text:p>
          <text:list>
            <text:list-item>
              <text:p text:style-name="P58"><text:span text:style-name="T4">estática</text:span><text:span text:style-name="T6"> – desconsidera quaisquer alterações no valor do bem, bem como rendimentos porventura gerados;</text:span></text:p>
              <text:list>
                <text:list-item>
                  <text:p text:style-name="P69">podem ser considerados confiscatórios!</text:p>
                </text:list-item>
              </text:list>
            </text:list-item>
            <text:list-item>
              <text:p text:style-name="P58"><text:span text:style-name="T4">dinâmica</text:span><text:span text:style-name="T6"> – a propriedade do bem é capaz de gerar acréscimos patrimoniais, como é o caso dos rendimentos produzidos pelos aluguéis;</text:span></text:p>
            </text:list-item>
          </text:list>
        </text:list-item>
        <text:list-item>
          <text:p text:style-name="P58"><text:span text:style-name="T6">ESAF: a </text:span><text:span text:style-name="T4">incidência sobre a transmissão de propriedade</text:span><text:span text:style-name="T6"> pode ser confiscatória, já que a transmissão da propriedade imobiliária não caracteriza riqueza renovável.</text:span></text:p>
        </text:list-item>
      </text:list>
      <text:p text:style-name="P27"/>
      <text:p text:style-name="P34"><text:span text:style-name="T6">A </text:span><text:span text:style-name="T4">alteração de prazo para o recolhimento</text:span><text:span text:style-name="T6"> de tributo </text:span><text:span text:style-name="T4">não</text:span><text:span text:style-name="T6"> prejudica o contribuinte, mesmo que se trate de antecipação do prazo, não se sujeitando, tal medida, ao princípio da anterioridade.</text:span></text:p>
      <text:p text:style-name="P33"/>
      <text:p text:style-name="P35"><text:span text:style-name="T4">STF, SV 50</text:span><text:span text:style-name="T6">: norma legal que altera o prazo de recolhimento de obrigação tributária </text:span><text:span text:style-name="T4">não</text:span><text:span text:style-name="T6"> se sujeita ao princípio da anterioridade.</text:span></text:p>
      <text:p text:style-name="P28"/>
      <text:p text:style-name="P36"><text:span text:style-name="T6">STF: a </text:span><text:span text:style-name="T4">atualização</text:span><text:span text:style-name="T6"> do valor monetário do tributo também </text:span><text:span text:style-name="T4">não</text:span><text:span text:style-name="T6"> constitui majoração de tributo, não sendo necessário que se submeta ao princípio da anterioridade.</text:span></text:p>
      <text:p text:style-name="P29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Alteração do prazo de recolhimento e atualização do valor monetário também são <text:span text:style-name="T1">exceções ao princípio da legalidade</text:span><text:span text:style-name="T2">!</text:span></text:p>
          </table:table-cell>
        </table:table-row>
      </table:table>
      <text:p text:style-name="P29"/>
      <text:p text:style-name="P37"><text:span text:style-name="T6">STF: a </text:span><text:span text:style-name="T4">majoração indireta</text:span><text:span text:style-name="T6"> de tributo, levada a cabo por meio de </text:span><text:span text:style-name="T4">redução de benefício fiscal</text:span><text:span text:style-name="T6">, atrai a aplicação do princípio da anterioridade (anual e nonagesimal).</text:span></text:p>
      <text:p text:style-name="P30"/>
      <text:p text:style-name="P38"><text:span text:style-name="T4">Exceções à anterioridade</text:span><text:span text:style-name="T6">:</text:span></text:p>
      <text:list xml:id="list3339115283446947562" text:style-name="L6">
        <text:list-item>
          <text:p text:style-name="P52">tributos extrafiscais → II, IE, IPI, IOF;</text:p>
        </text:list-item>
        <text:list-item>
          <text:p text:style-name="P52">urgência → IEG, EC-guerra e calamidade;</text:p>
        </text:list-item>
        <text:list-item>
          <text:p text:style-name="P52">contribuições para seguridade social;</text:p>
        </text:list-item>
        <text:list-item>
          <text:p text:style-name="P52">ICMS-combustíveis e CIDE-combustíveis → apenas para redução e restabelecimento.</text:p>
        </text:list-item>
      </text:list>
      <text:p text:style-name="P31"/>
      <text:p text:style-name="P39"><text:span text:style-name="T6">STF: a simples </text:span><text:span text:style-name="T4">prorrogação de alíquota já aplicada anteriormente não</text:span><text:span text:style-name="T6"> está sujeita ao prazo nonagesimal, tendo em vista que não há nenhuma surpresa para o contribuinte.</text:span></text:p>
      <text:p text:style-name="P53"/>
      <text:p text:style-name="P40"><text:span text:style-name="T4">Exceções à noventena</text:span><text:span text:style-name="T6">:</text:span></text:p>
      <text:list xml:id="list1150848004974427816" text:style-name="L7">
        <text:list-item>
          <text:p text:style-name="P54">tributos extrafiscais → II, IE, IOF;</text:p>
        </text:list-item>
        <text:list-item>
          <text:p text:style-name="P54">urgência → IEG, EC-guerra e calamidade;</text:p>
        </text:list-item>
        <text:list-item>
          <text:p text:style-name="P54">IR;</text:p>
        </text:list-item>
        <text:list-item>
          <text:p text:style-name="P54">BC do IPTU;</text:p>
        </text:list-item>
        <text:list-item>
          <text:p text:style-name="P54">BC do IPVA.</text:p>
        </text:list-item>
      </text:list>
      <text:p text:style-name="P55"/>
      <text:p text:style-name="P40"><text:span text:style-name="T4">MP</text:span><text:span text:style-name="T6"> que implique </text:span><text:span text:style-name="T4">instituição ou majoração de </text:span><text:span text:style-name="T16">impostos</text:span><text:span text:style-name="T6"> só produzirá efeitos no </text:span><text:span text:style-name="T4">exercício seguinte</text:span><text:span text:style-name="T6"> se houver sido </text:span><text:span text:style-name="T4">convertida em lei até o último dia daquele em que foi editada</text:span><text:span text:style-name="T6">.</text:span></text:p>
      <text:p text:style-name="P40"><text:soft-page-break/><text:span text:style-name="T6"/></text:p>
      <text:p text:style-name="P60"><text:span text:style-name="T6">STF: </text:span><text:span text:style-name="T10">termo inicial de contagem da noventena no caso de MP sobre contribuição social:</text:span></text:p>
      <text:list xml:id="list1127660152664966839" text:style-name="L8">
        <text:list-item>
          <text:p text:style-name="P61"><text:span text:style-name="T6">se a MP for convertida em lei </text:span><text:span text:style-name="T4">sem</text:span><text:span text:style-name="T6"> alterações substanciais, o termo inicial da noventena será a data da edição da MP;</text:span></text:p>
        </text:list-item>
        <text:list-item>
          <text:p text:style-name="P61"><text:span text:style-name="T6">se a MP for convertida em lei </text:span><text:span text:style-name="T4">com</text:span><text:span text:style-name="T6"> alterações substanciais (</text:span><text:span text:style-name="T4">conversão parcial</text:span><text:span text:style-name="T6">), o termo inicial da noventena será a data da publicação da lei de conversão.</text:span></text:p>
        </text:list-item>
      </text:list>
      <text:p text:style-name="P62"><text:span text:style-name="T6"/></text:p>
      <text:p text:style-name="P62"><text:span text:style-name="T6">Se a questão não fizer nenhuma ressalva quanto às alterações substanciais, considerar que o prazo se conta a partir da publicação da medida provisória.</text:span></text:p>
      <text:p text:style-name="P62"><text:span text:style-name="T6"/></text:p>
      <text:p text:style-name="P62"><text:span text:style-name="T6">Se a MP for rejeitada no CN ou vir a perder sua eficácia por decurso do prazo de 120 dias, </text:span><text:span text:style-name="T4">o tributo deixa de ser cobrado</text:span><text:span text:style-name="T6">. Mas, cabe ao </text:span><text:span text:style-name="T4">CN</text:span><text:span text:style-name="T6"> disciplinar as </text:span><text:span text:style-name="T4">relações jurídicas</text:span><text:span text:style-name="T6"> que foram geradas no 30 dias de cobrança do tributo </text:span><text:span text:style-name="T11">(são os 30 dias após os 90 dias de noventena)</text:span><text:span text:style-name="T6">, por meio de </text:span><text:span text:style-name="T4">decreto legislativo</text:span><text:span text:style-name="T6">. Se o CN não deliberar no prazo de </text:span><text:span text:style-name="T4">60 dias</text:span><text:span text:style-name="T6"> após a rejeição ou perda de eficácia, as relações jurídicas (valores pagos) são mantidas, valendo-se o que foi disposto na MP.</text:span></text:p>
      <text:p text:style-name="P6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16c" officeooo:paragraph-rsid="000d41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Limitações constitucionais ao poder de tributar (princípios tributário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8:52:31.441752659</meta:creation-date>
    <dc:date>2018-02-23T15:18:01.257098103</dc:date>
    <meta:editing-duration>PT5H26M10S</meta:editing-duration>
    <meta:editing-cycles>42</meta:editing-cycles>
    <meta:generator>LibreOffice/5.2.7.2$Linux_X86_64 LibreOffice_project/20m0$Build-2</meta:generator>
    <meta:document-statistic meta:table-count="2" meta:image-count="0" meta:object-count="0" meta:page-count="4" meta:paragraph-count="79" meta:word-count="1293" meta:character-count="8109" meta:non-whitespace-character-count="6931"/>
  </office:meta>
</office:document-meta>
</file>